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0A0000001C02F944929ACC4F5F.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17cm" style:rel-width="100%" table:align="left"/>
    </style:style>
    <style:style style:name="Table1.A" style:family="table-column">
      <style:table-column-properties style:column-width="17cm" style:rel-column-width="65535*"/>
    </style:style>
    <style:style style:name="Table2" style:family="table">
      <style:table-properties style:width="17cm" style:rel-width="100%" table:align="left"/>
    </style:style>
    <style:style style:name="Table2.A" style:family="table-column">
      <style:table-column-properties style:column-width="0.189cm" style:rel-column-width="727*"/>
    </style:style>
    <style:style style:name="Table2.B" style:family="table-column">
      <style:table-column-properties style:column-width="1.942cm" style:rel-column-width="7486*"/>
    </style:style>
    <style:style style:name="Table2.C" style:family="table-column">
      <style:table-column-properties style:column-width="14.87cm" style:rel-column-width="57322*"/>
    </style:style>
    <style:style style:name="Table2.A1" style:family="table-cell">
      <style:table-cell-properties style:vertical-align="middle"/>
    </style:style>
    <style:style style:name="Table3" style:family="table">
      <style:table-properties style:width="0.459cm" table:align="left"/>
    </style:style>
    <style:style style:name="Table3.A" style:family="table-column">
      <style:table-column-properties style:column-width="0.459cm"/>
    </style:style>
    <style:style style:name="Table3.A1" style:family="table-cell">
      <style:table-cell-properties style:vertical-align="middle"/>
    </style:style>
    <style:style style:name="Table4" style:family="table">
      <style:table-properties style:width="0.459cm" table:align="left"/>
    </style:style>
    <style:style style:name="Table4.A" style:family="table-column">
      <style:table-column-properties style:column-width="0.459cm"/>
    </style:style>
    <style:style style:name="Table4.A1" style:family="table-cell">
      <style:table-cell-properties style:vertical-align="middle"/>
    </style:style>
    <style:style style:name="Table5" style:family="table">
      <style:table-properties style:width="0.776cm" table:align="left"/>
    </style:style>
    <style:style style:name="Table5.A" style:family="table-column">
      <style:table-column-properties style:column-width="0.776cm"/>
    </style:style>
    <style:style style:name="Table5.A1" style:family="table-cell">
      <style:table-cell-properties style:vertical-align="middle"/>
    </style:style>
    <style:style style:name="Table6" style:family="table">
      <style:table-properties style:width="1.942cm" table:align="left"/>
    </style:style>
    <style:style style:name="Table6.A" style:family="table-column">
      <style:table-column-properties style:column-width="1.942cm"/>
    </style:style>
    <style:style style:name="Table6.A1" style:family="table-cell">
      <style:table-cell-properties style:vertical-align="middle"/>
    </style:style>
    <style:style style:name="Table7" style:family="table">
      <style:table-properties style:width="1.942cm" table:align="left"/>
    </style:style>
    <style:style style:name="Table7.A" style:family="table-column">
      <style:table-column-properties style:column-width="1.942cm"/>
    </style:style>
    <style:style style:name="Table7.A1" style:family="table-cell">
      <style:table-cell-properties style:vertical-align="middle"/>
    </style:style>
    <style:style style:name="Table8" style:family="table">
      <style:table-properties style:width="17cm" style:rel-width="100%" table:align="left"/>
    </style:style>
    <style:style style:name="Table8.A" style:family="table-column">
      <style:table-column-properties style:column-width="0.254cm" style:rel-column-width="144*"/>
    </style:style>
    <style:style style:name="Table8.B" style:family="table-column">
      <style:table-column-properties style:column-width="16.746cm" style:rel-column-width="9494*"/>
    </style:style>
    <style:style style:name="Table9" style:family="table">
      <style:table-properties style:width="16.746cm" table:align="left"/>
    </style:style>
    <style:style style:name="Table9.A" style:family="table-column">
      <style:table-column-properties style:column-width="0.797cm"/>
    </style:style>
    <style:style style:name="Table9.B" style:family="table-column">
      <style:table-column-properties style:column-width="15.949cm"/>
    </style:style>
    <style:style style:name="Table9.A1" style:family="table-cell">
      <style:table-cell-properties style:vertical-align="middle"/>
    </style:style>
    <style:style style:name="Table10" style:family="table">
      <style:table-properties style:width="15.949cm" style:rel-width="100%" table:align="left"/>
    </style:style>
    <style:style style:name="Table10.A" style:family="table-column">
      <style:table-column-properties style:column-width="0.18cm" style:rel-column-width="739*"/>
    </style:style>
    <style:style style:name="Table10.B" style:family="table-column">
      <style:table-column-properties style:column-width="1.558cm" style:rel-column-width="6399*"/>
    </style:style>
    <style:style style:name="Table10.C" style:family="table-column">
      <style:table-column-properties style:column-width="14.212cm" style:rel-column-width="58397*"/>
    </style:style>
    <style:style style:name="Table10.A1" style:family="table-cell">
      <style:table-cell-properties style:vertical-align="middle"/>
    </style:style>
    <style:style style:name="Table11" style:family="table">
      <style:table-properties style:width="1.558cm" table:align="left"/>
    </style:style>
    <style:style style:name="Table11.A" style:family="table-column">
      <style:table-column-properties style:column-width="1.558cm"/>
    </style:style>
    <style:style style:name="Table11.A1" style:family="table-cell">
      <style:table-cell-properties style:vertical-align="middle"/>
    </style:style>
    <style:style style:name="Table12" style:family="table">
      <style:table-properties style:width="1.558cm" table:align="left"/>
    </style:style>
    <style:style style:name="Table12.A" style:family="table-column">
      <style:table-column-properties style:column-width="1.558cm"/>
    </style:style>
    <style:style style:name="Table12.A1" style:family="table-cell">
      <style:table-cell-properties style:vertical-align="middle"/>
    </style:style>
    <style:style style:name="Table13" style:family="table">
      <style:table-properties style:width="1.558cm" table:align="left"/>
    </style:style>
    <style:style style:name="Table13.A" style:family="table-column">
      <style:table-column-properties style:column-width="1.558cm"/>
    </style:style>
    <style:style style:name="Table13.A1" style:family="table-cell">
      <style:table-cell-properties style:vertical-align="middle"/>
    </style:style>
    <style:style style:name="Table14" style:family="table">
      <style:table-properties style:width="1.558cm" table:align="left"/>
    </style:style>
    <style:style style:name="Table14.A" style:family="table-column">
      <style:table-column-properties style:column-width="1.558cm"/>
    </style:style>
    <style:style style:name="Table14.A1" style:family="table-cell">
      <style:table-cell-properties style:vertical-align="middle"/>
    </style:style>
    <style:style style:name="Table15" style:family="table">
      <style:table-properties style:width="1.558cm" table:align="left"/>
    </style:style>
    <style:style style:name="Table15.A" style:family="table-column">
      <style:table-column-properties style:column-width="1.558cm"/>
    </style:style>
    <style:style style:name="Table15.A1" style:family="table-cell">
      <style:table-cell-properties style:vertical-align="middle"/>
    </style:style>
    <style:style style:name="Table22" style:family="table">
      <style:table-properties style:width="17cm" style:rel-width="100%" table:align="left"/>
    </style:style>
    <style:style style:name="Table22.A" style:family="table-column">
      <style:table-column-properties style:column-width="17cm" style:rel-column-width="65535*"/>
    </style:style>
    <style:style style:name="Table23" style:family="table">
      <style:table-properties style:width="17cm" style:rel-width="100%" table:align="left"/>
    </style:style>
    <style:style style:name="Table23.A" style:family="table-column">
      <style:table-column-properties style:column-width="0.194cm" style:rel-column-width="747*"/>
    </style:style>
    <style:style style:name="Table23.B" style:family="table-column">
      <style:table-column-properties style:column-width="0.483cm" style:rel-column-width="1863*"/>
    </style:style>
    <style:style style:name="Table23.C" style:family="table-column">
      <style:table-column-properties style:column-width="16.323cm" style:rel-column-width="62925*"/>
    </style:style>
    <style:style style:name="Table23.A1" style:family="table-cell">
      <style:table-cell-properties style:vertical-align="middle"/>
    </style:style>
    <style:style style:name="Table24" style:family="table">
      <style:table-properties style:width="0.459cm" table:align="left"/>
    </style:style>
    <style:style style:name="Table24.A" style:family="table-column">
      <style:table-column-properties style:column-width="0.459cm"/>
    </style:style>
    <style:style style:name="Table24.A1" style:family="table-cell">
      <style:table-cell-properties style:vertical-align="middle"/>
    </style:style>
    <style:style style:name="Table25" style:family="table">
      <style:table-properties style:width="0.459cm" table:align="left"/>
    </style:style>
    <style:style style:name="Table25.A" style:family="table-column">
      <style:table-column-properties style:column-width="0.459cm"/>
    </style:style>
    <style:style style:name="Table25.A1" style:family="table-cell">
      <style:table-cell-properties style:vertical-align="middle"/>
    </style:style>
    <style:style style:name="Table26" style:family="table">
      <style:table-properties style:width="0.459cm" table:align="left"/>
    </style:style>
    <style:style style:name="Table26.A" style:family="table-column">
      <style:table-column-properties style:column-width="0.459cm"/>
    </style:style>
    <style:style style:name="Table26.A1" style:family="table-cell">
      <style:table-cell-properties style:vertical-align="middle"/>
    </style:style>
    <style:style style:name="Table27" style:family="table">
      <style:table-properties style:width="0.459cm" table:align="left"/>
    </style:style>
    <style:style style:name="Table27.A" style:family="table-column">
      <style:table-column-properties style:column-width="0.459cm"/>
    </style:style>
    <style:style style:name="Table27.A1" style:family="table-cell">
      <style:table-cell-properties style:vertical-align="middle"/>
    </style:style>
    <style:style style:name="P1" style:family="paragraph" style:parent-style-name="Standard">
      <style:text-properties officeooo:rsid="001eb3c7" officeooo:paragraph-rsid="001eb3c7"/>
    </style:style>
    <style:style style:name="P2" style:family="paragraph" style:parent-style-name="Standard">
      <style:text-properties officeooo:rsid="001eb3c7" officeooo:paragraph-rsid="001fc823"/>
    </style:style>
    <style:style style:name="P3" style:family="paragraph" style:parent-style-name="Standard">
      <style:text-properties officeooo:paragraph-rsid="001eb3c7"/>
    </style:style>
    <style:style style:name="P4" style:family="paragraph" style:parent-style-name="Standard">
      <style:text-properties fo:font-weight="bold" officeooo:rsid="001eb3c7" officeooo:paragraph-rsid="001eb3c7" style:font-weight-asian="bold" style:font-weight-complex="bold"/>
    </style:style>
    <style:style style:name="P5" style:family="paragraph" style:parent-style-name="Standard">
      <style:text-properties fo:font-weight="bold" officeooo:rsid="001fc823" officeooo:paragraph-rsid="001fc823" style:font-weight-asian="bold" style:font-weight-complex="bold"/>
    </style:style>
    <style:style style:name="P6" style:family="paragraph" style:parent-style-name="Standard">
      <style:text-properties officeooo:rsid="001f079e" officeooo:paragraph-rsid="001eb3c7"/>
    </style:style>
    <style:style style:name="P7" style:family="paragraph" style:parent-style-name="Text_20_body">
      <style:text-properties officeooo:rsid="001eb3c7" officeooo:paragraph-rsid="001eb3c7"/>
    </style:style>
    <style:style style:name="P8" style:family="paragraph" style:parent-style-name="Text_20_body">
      <style:text-properties fo:font-weight="bold" officeooo:rsid="001eb3c7" officeooo:paragraph-rsid="001eb3c7" style:font-weight-asian="bold" style:font-weight-complex="bold"/>
    </style:style>
    <style:style style:name="P9" style:family="paragraph" style:parent-style-name="Table_20_Contents">
      <style:text-properties fo:font-size="2pt" style:font-size-asian="2pt" style:font-size-complex="2pt"/>
    </style:style>
    <style:style style:name="P10" style:family="paragraph" style:parent-style-name="Table_20_Contents">
      <style:paragraph-properties fo:text-align="start" style:justify-single-word="false"/>
    </style:style>
    <style:style style:name="P11" style:family="paragraph" style:parent-style-name="Table_20_Contents">
      <style:text-properties fo:font-weight="bold" style:font-weight-asian="bold" style:font-weight-complex="bold"/>
    </style:style>
    <style:style style:name="P12" style:family="paragraph" style:parent-style-name="Table_20_Contents">
      <style:paragraph-properties fo:margin-top="0cm" fo:margin-bottom="0.499cm" loext:contextual-spacing="false" fo:text-align="end" style:justify-single-word="false"/>
    </style:style>
    <style:style style:name="P13" style:family="paragraph" style:parent-style-name="Table_20_Contents">
      <style:paragraph-properties fo:margin-top="0cm" fo:margin-bottom="0.499cm" loext:contextual-spacing="false" fo:text-align="start" style:justify-single-word="false"/>
    </style:style>
    <style:style style:name="P14" style:family="paragraph" style:parent-style-name="Heading_20_2">
      <style:text-properties officeooo:rsid="001eb3c7" officeooo:paragraph-rsid="001fc823"/>
    </style:style>
    <style:style style:name="P15" style:family="paragraph" style:parent-style-name="Heading_20_2">
      <style:text-properties officeooo:rsid="001eb3c7" officeooo:paragraph-rsid="001eb3c7"/>
    </style:style>
    <style:style style:name="P16" style:family="paragraph" style:parent-style-name="Standard">
      <style:text-properties style:text-underline-style="solid" style:text-underline-width="auto" style:text-underline-color="font-color"/>
    </style:style>
    <style:style style:name="P17" style:family="paragraph" style:parent-style-name="Standard">
      <style:text-properties officeooo:rsid="00226f0c" officeooo:paragraph-rsid="00226f0c"/>
    </style:style>
    <style:style style:name="P18" style:family="paragraph" style:parent-style-name="Standard">
      <style:paragraph-properties fo:text-align="center" style:justify-single-word="false"/>
      <style:text-properties fo:font-size="18pt" fo:font-weight="bold" officeooo:rsid="00226f0c" officeooo:paragraph-rsid="00226f0c" style:font-size-asian="18pt" style:font-weight-asian="bold" style:font-size-complex="18pt" style:font-weight-complex="bold"/>
    </style:style>
    <style:style style:name="P19" style:family="paragraph" style:parent-style-name="Standard">
      <style:paragraph-properties fo:text-align="center" style:justify-single-word="false"/>
      <style:text-properties fo:font-size="18pt" fo:font-weight="bold" officeooo:rsid="001eb3c7" officeooo:paragraph-rsid="00226f0c" style:font-size-asian="18pt" style:font-weight-asian="bold" style:font-size-complex="18pt" style:font-weight-complex="bold"/>
    </style:style>
    <style:style style:name="P20" style:family="paragraph" style:parent-style-name="Standard">
      <style:paragraph-properties fo:text-align="center" style:justify-single-word="false"/>
      <style:text-properties fo:font-size="26pt" fo:font-weight="bold" officeooo:rsid="00226f0c" officeooo:paragraph-rsid="00226f0c" style:font-size-asian="26pt" style:font-weight-asian="bold" style:font-size-complex="26pt" style:font-weight-complex="bold"/>
    </style:style>
    <style:style style:name="P21" style:family="paragraph" style:parent-style-name="Text_20_body" style:list-style-name="L1"/>
    <style:style style:name="P22" style:family="paragraph" style:parent-style-name="Text_20_body" style:list-style-name="L2"/>
    <style:style style:name="P23" style:family="paragraph" style:parent-style-name="Text_20_body" style:list-style-name="L3"/>
    <style:style style:name="P24" style:family="paragraph" style:parent-style-name="Text_20_body" style:list-style-name="L4"/>
    <style:style style:name="P25" style:family="paragraph" style:parent-style-name="Text_20_body" style:list-style-name="L5"/>
    <style:style style:name="P26" style:family="paragraph" style:parent-style-name="Text_20_body" style:list-style-name="L6"/>
    <style:style style:name="P27" style:family="paragraph" style:parent-style-name="Text_20_body" style:list-style-name="L7"/>
    <style:style style:name="P28" style:family="paragraph" style:parent-style-name="Text_20_body" style:list-style-name="L8"/>
    <style:style style:name="P29" style:family="paragraph" style:parent-style-name="Text_20_body" style:list-style-name="L9"/>
    <style:style style:name="P30" style:family="paragraph" style:parent-style-name="Text_20_body" style:list-style-name="L10"/>
    <style:style style:name="P31" style:family="paragraph" style:parent-style-name="Text_20_body" style:list-style-name="L11"/>
    <style:style style:name="P32" style:family="paragraph" style:parent-style-name="Text_20_body" style:list-style-name="L12"/>
    <style:style style:name="P33" style:family="paragraph" style:parent-style-name="Text_20_body" style:list-style-name="L13"/>
    <style:style style:name="P34" style:family="paragraph" style:parent-style-name="Text_20_body" style:list-style-name="L14"/>
    <style:style style:name="P35" style:family="paragraph" style:parent-style-name="Text_20_body" style:list-style-name="L15"/>
    <style:style style:name="P36" style:family="paragraph" style:parent-style-name="Text_20_body" style:list-style-name="L16"/>
    <style:style style:name="P37" style:family="paragraph" style:parent-style-name="Text_20_body" style:list-style-name="L17"/>
    <style:style style:name="P38" style:family="paragraph" style:parent-style-name="Text_20_body" style:list-style-name="L18"/>
    <style:style style:name="P39" style:family="paragraph" style:parent-style-name="Text_20_body" style:list-style-name="L19"/>
    <style:style style:name="P40" style:family="paragraph" style:parent-style-name="Text_20_body" style:list-style-name="L20"/>
    <style:style style:name="P41" style:family="paragraph" style:parent-style-name="Text_20_body">
      <style:text-properties officeooo:rsid="001eb3c7" officeooo:paragraph-rsid="001eb3c7"/>
    </style:style>
    <style:style style:name="P42" style:family="paragraph" style:parent-style-name="Text_20_body">
      <style:text-properties officeooo:rsid="001eb3c7" officeooo:paragraph-rsid="00226f0c"/>
    </style:style>
    <style:style style:name="P43" style:family="paragraph" style:parent-style-name="Text_20_body">
      <style:text-properties officeooo:paragraph-rsid="00226f0c"/>
    </style:style>
    <style:style style:name="P44" style:family="paragraph" style:parent-style-name="Text_20_body" style:list-style-name="L1">
      <style:paragraph-properties fo:margin-top="0cm" fo:margin-bottom="0cm" loext:contextual-spacing="false"/>
    </style:style>
    <style:style style:name="P45" style:family="paragraph" style:parent-style-name="Text_20_body" style:list-style-name="L2">
      <style:paragraph-properties fo:margin-top="0cm" fo:margin-bottom="0cm" loext:contextual-spacing="false"/>
    </style:style>
    <style:style style:name="P46" style:family="paragraph" style:parent-style-name="Text_20_body" style:list-style-name="L3">
      <style:paragraph-properties fo:margin-top="0cm" fo:margin-bottom="0cm" loext:contextual-spacing="false"/>
    </style:style>
    <style:style style:name="P47" style:family="paragraph" style:parent-style-name="Text_20_body" style:list-style-name="L4">
      <style:paragraph-properties fo:margin-top="0cm" fo:margin-bottom="0cm" loext:contextual-spacing="false"/>
    </style:style>
    <style:style style:name="P48" style:family="paragraph" style:parent-style-name="Text_20_body" style:list-style-name="L5">
      <style:paragraph-properties fo:margin-top="0cm" fo:margin-bottom="0cm" loext:contextual-spacing="false"/>
    </style:style>
    <style:style style:name="P49" style:family="paragraph" style:parent-style-name="Text_20_body" style:list-style-name="L6">
      <style:paragraph-properties fo:margin-top="0cm" fo:margin-bottom="0cm" loext:contextual-spacing="false"/>
    </style:style>
    <style:style style:name="P50" style:family="paragraph" style:parent-style-name="Text_20_body" style:list-style-name="L7">
      <style:paragraph-properties fo:margin-top="0cm" fo:margin-bottom="0cm" loext:contextual-spacing="false"/>
    </style:style>
    <style:style style:name="P51" style:family="paragraph" style:parent-style-name="Text_20_body" style:list-style-name="L8">
      <style:paragraph-properties fo:margin-top="0cm" fo:margin-bottom="0cm" loext:contextual-spacing="false"/>
    </style:style>
    <style:style style:name="P52" style:family="paragraph" style:parent-style-name="Text_20_body" style:list-style-name="L9">
      <style:paragraph-properties fo:margin-top="0cm" fo:margin-bottom="0cm" loext:contextual-spacing="false"/>
    </style:style>
    <style:style style:name="P53" style:family="paragraph" style:parent-style-name="Text_20_body" style:list-style-name="L10">
      <style:paragraph-properties fo:margin-top="0cm" fo:margin-bottom="0cm" loext:contextual-spacing="false"/>
    </style:style>
    <style:style style:name="P54" style:family="paragraph" style:parent-style-name="Text_20_body" style:list-style-name="L11">
      <style:paragraph-properties fo:margin-top="0cm" fo:margin-bottom="0cm" loext:contextual-spacing="false"/>
    </style:style>
    <style:style style:name="P55" style:family="paragraph" style:parent-style-name="Text_20_body" style:list-style-name="L12">
      <style:paragraph-properties fo:margin-top="0cm" fo:margin-bottom="0cm" loext:contextual-spacing="false"/>
    </style:style>
    <style:style style:name="P56" style:family="paragraph" style:parent-style-name="Text_20_body" style:list-style-name="L13">
      <style:paragraph-properties fo:margin-top="0cm" fo:margin-bottom="0cm" loext:contextual-spacing="false"/>
    </style:style>
    <style:style style:name="P57" style:family="paragraph" style:parent-style-name="Text_20_body" style:list-style-name="L14">
      <style:paragraph-properties fo:margin-top="0cm" fo:margin-bottom="0cm" loext:contextual-spacing="false"/>
    </style:style>
    <style:style style:name="P58" style:family="paragraph" style:parent-style-name="Text_20_body" style:list-style-name="L15">
      <style:paragraph-properties fo:margin-top="0cm" fo:margin-bottom="0cm" loext:contextual-spacing="false"/>
    </style:style>
    <style:style style:name="P59" style:family="paragraph" style:parent-style-name="Text_20_body" style:list-style-name="L16">
      <style:paragraph-properties fo:margin-top="0cm" fo:margin-bottom="0cm" loext:contextual-spacing="false"/>
    </style:style>
    <style:style style:name="P60" style:family="paragraph" style:parent-style-name="Text_20_body" style:list-style-name="L17">
      <style:paragraph-properties fo:margin-top="0cm" fo:margin-bottom="0cm" loext:contextual-spacing="false"/>
    </style:style>
    <style:style style:name="P61" style:family="paragraph" style:parent-style-name="Text_20_body" style:list-style-name="L18">
      <style:paragraph-properties fo:margin-top="0cm" fo:margin-bottom="0cm" loext:contextual-spacing="false"/>
    </style:style>
    <style:style style:name="P62" style:family="paragraph" style:parent-style-name="Text_20_body" style:list-style-name="L19">
      <style:paragraph-properties fo:margin-top="0cm" fo:margin-bottom="0cm" loext:contextual-spacing="false"/>
    </style:style>
    <style:style style:name="P63" style:family="paragraph" style:parent-style-name="Text_20_body" style:list-style-name="L20">
      <style:paragraph-properties fo:margin-top="0cm" fo:margin-bottom="0cm" loext:contextual-spacing="false"/>
    </style:style>
    <style:style style:name="P64" style:family="paragraph" style:parent-style-name="Table_20_Contents">
      <style:paragraph-properties fo:margin-top="0cm" fo:margin-bottom="0.499cm" loext:contextual-spacing="false"/>
      <style:text-properties fo:font-weight="bold" style:font-weight-asian="bold" style:font-weight-complex="bold"/>
    </style:style>
    <style:style style:name="P65" style:family="paragraph" style:parent-style-name="Heading_20_2">
      <style:text-properties officeooo:rsid="001eb3c7" officeooo:paragraph-rsid="001eb3c7"/>
    </style:style>
    <style:style style:name="T1" style:family="text">
      <style:text-properties style:text-underline-style="solid" style:text-underline-width="auto" style:text-underline-color="font-color"/>
    </style:style>
    <style:style style:name="T2" style:family="text">
      <style:text-properties officeooo:rsid="001eb3c7"/>
    </style:style>
    <style:style style:name="T3" style:family="text">
      <style:text-properties fo:font-weight="bold" style:font-weight-asian="bold" style:font-weight-complex="bold"/>
    </style:style>
    <style:style style:name="T4" style:family="text">
      <style:text-properties fo:font-weight="bold" officeooo:rsid="001f079e" style:font-weight-asian="bold" style:font-weight-complex="bold"/>
    </style:style>
    <style:style style:name="T5" style:family="text">
      <style:text-properties officeooo:rsid="00214122"/>
    </style:style>
    <style:style style:name="T6" style:family="text">
      <style:text-properties officeooo:rsid="00218025"/>
    </style:style>
    <style:style style:name="T7" style:family="text">
      <style:text-properties fo:font-size="13.5pt"/>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0">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1. A company offered its 350 employees a bonus of Rs 10 to each male and Rs 8.15 to each female. All the females accepted but a certain percentage of males refused to accept. The total bonus paid was independent of the number of males. What was the total amount paid to the females (in rupees)?</text:span></text:p>
      <text:p text:style-name="Standard"><text:span text:style-name="Strong_20_Emphasis">1. 1672.50</text:span></text:p>
      <text:p text:style-name="Standard"><text:span text:style-name="Strong_20_Emphasis">2. 1222.50</text:span></text:p>
      <text:p text:style-name="Standard"><text:span text:style-name="Strong_20_Emphasis">3. 2852.50</text:span></text:p>
      <text:p text:style-name="Standard"><text:span text:style-name="Strong_20_Emphasis">4. None of these</text:span></text:p>
      <text:p text:style-name="Standard"/>
      <text:p text:style-name="Standard"><text:span text:style-name="T1">Answer :</text:span> Option 2</text:p>
      <text:p text:style-name="Standard"/>
      <text:p text:style-name="Standard"><text:span text:style-name="Strong_20_Emphasis">2. Ram bought ‘a’ flowers for ‘b’ rupees, where ‘a’ and ‘b’ are integers. If he had bought 10 more flowers he would have got all for Rs. 2 and saved 80 paisa a dozen. What are the respective vales of ‘a’ and ‘b’?</text:span></text:p>
      <text:p text:style-name="Standard"><text:span text:style-name="Strong_20_Emphasis">1. 5,1</text:span></text:p>
      <text:p text:style-name="Standard"><text:span text:style-name="Strong_20_Emphasis">2. 4,2</text:span></text:p>
      <text:p text:style-name="Standard"><text:span text:style-name="Strong_20_Emphasis">3. 3,2</text:span></text:p>
      <text:p text:style-name="Standard"><text:span text:style-name="Strong_20_Emphasis">4. 6,1</text:span></text:p>
      <text:p text:style-name="Standard"/>
      <text:p text:style-name="Standard"><text:span text:style-name="T1">Answer :</text:span> Option 1</text:p>
      <text:p text:style-name="Standard"/>
      <text:p text:style-name="Standard"><text:span text:style-name="Strong_20_Emphasis">3. The integers 49966 and 52231 when divided by a three digit number ‘n’ give the same remainder. What is the value of n?</text:span></text:p>
      <text:p text:style-name="Standard"><text:span text:style-name="Strong_20_Emphasis">1. 367</text:span></text:p>
      <text:p text:style-name="Standard"><text:span text:style-name="Strong_20_Emphasis">2. 453</text:span></text:p>
      <text:p text:style-name="Standard"><text:span text:style-name="Strong_20_Emphasis">3. 462</text:span></text:p>
      <text:p text:style-name="Standard"><text:span text:style-name="Strong_20_Emphasis">4. 298</text:span></text:p>
      <text:p text:style-name="Standard"/>
      <text:p text:style-name="Standard"><text:span text:style-name="T1">Answer :</text:span> Option 2</text:p>
      <text:p text:style-name="Standard"/>
      <text:p text:style-name="Standard"><text:span text:style-name="Strong_20_Emphasis">4. The HCF of two numbers is 21 and their LCM is 4641. If one of the numbers is between 200 and 300, find the other number.</text:span></text:p>
      <text:p text:style-name="Standard"><text:span text:style-name="Strong_20_Emphasis">1. 221</text:span></text:p>
      <text:p text:style-name="Standard"><text:span text:style-name="Strong_20_Emphasis">2. 273</text:span></text:p>
      <text:p text:style-name="Standard"><text:span text:style-name="Strong_20_Emphasis">3. 357</text:span></text:p>
      <text:p text:style-name="Standard"><text:span text:style-name="Strong_20_Emphasis">4. 441</text:span></text:p>
      <text:p text:style-name="Standard"/>
      <text:p text:style-name="Standard"><text:span text:style-name="T1">Answer : </text:span>Option 3</text:p>
      <text:p text:style-name="P16"/>
      <text:p text:style-name="Standard"/>
      <text:p text:style-name="Standard"><text:span text:style-name="Strong_20_Emphasis">5. What is the least number of digits in the number formed from only zeroes and ones such that the number is divisible by 225?</text:span></text:p>
      <text:p text:style-name="Standard"><text:span text:style-name="Strong_20_Emphasis">1. 4</text:span></text:p>
      <text:p text:style-name="Standard"><text:span text:style-name="Strong_20_Emphasis">2. 9</text:span></text:p>
      <text:p text:style-name="Standard"><text:span text:style-name="Strong_20_Emphasis">3. 11</text:span></text:p>
      <text:p text:style-name="Standard"><text:span text:style-name="Strong_20_Emphasis">4. 7</text:span></text:p>
      <text:p text:style-name="Standard"/>
      <text:p text:style-name="Standard"><text:span text:style-name="T1">Answer :</text:span> Option 3</text:p>
      <text:p text:style-name="Standard"/>
      <text:p text:style-name="Standard"><text:soft-page-break/></text:p>
      <text:p text:style-name="Standard"/>
      <table:table table:name="Table1" table:style-name="Table1">
        <table:table-column table:style-name="Table1.A"/>
        <table:table-row>
          <table:table-cell office:value-type="string">
            <text:p text:style-name="P11"><text:span text:style-name="T2">6.</text:span>To fill a tank, 25 buckets of water is required. How many buckets of water will be required to fill the same tank if the capacity of the bucket is reduced to two-fifth of its present ? <text:bookmark text:name="tblOption_203"/></text:p>
            <table:table table:name="Table2" table:style-name="Table2">
              <table:table-column table:style-name="Table2.A"/>
              <table:table-column table:style-name="Table2.B"/>
              <table:table-column table:style-name="Table2.C"/>
              <table:table-row>
                <table:table-cell table:style-name="Table2.A1" office:value-type="string">
                  <text:p text:style-name="P9"><text:bookmark text:name="tdOptionNo_A_203"/></text:p>
                </table:table-cell>
                <table:table-cell table:style-name="Table2.A1" office:value-type="string">
                  <text:p text:style-name="Table_20_Contents">A.</text:p>
                  <table:table table:name="Table3" table:style-name="Table3">
                    <table:table-column table:style-name="Table3.A"/>
                    <table:table-row>
                      <table:table-cell table:style-name="Table3.A1" office:value-type="string">
                        <text:p text:style-name="Table_20_Contents">10</text:p>
                      </table:table-cell>
                    </table:table-row>
                  </table:table>
                  <text:p text:style-name="Table_20_Contents"/>
                </table:table-cell>
                <table:table-cell table:style-name="Table2.A1" office:value-type="string">
                  <text:p text:style-name="P9"><text:bookmark text:name="tdOptionNo_B_203"/></text:p>
                </table:table-cell>
              </table:table-row>
              <table:table-row>
                <table:table-cell table:style-name="Table2.A1" office:value-type="string">
                  <text:p text:style-name="P9"/>
                </table:table-cell>
                <table:table-cell table:style-name="Table2.A1" office:value-type="string">
                  <text:p text:style-name="Table_20_Contents">B.<text:bookmark text:name="tdOptionDt_B_203"/></text:p>
                  <table:table table:name="Table4" table:style-name="Table4">
                    <table:table-column table:style-name="Table4.A"/>
                    <table:table-row>
                      <table:table-cell table:style-name="Table4.A1" office:value-type="string">
                        <text:p text:style-name="Table_20_Contents">35</text:p>
                      </table:table-cell>
                    </table:table-row>
                  </table:table>
                  <text:p text:style-name="Table_20_Contents"/>
                </table:table-cell>
                <table:table-cell table:style-name="Table2.A1" office:value-type="string">
                  <text:p text:style-name="P9"><text:bookmark text:name="tdOptionNo_C_203"/></text:p>
                </table:table-cell>
              </table:table-row>
              <table:table-row>
                <table:table-cell table:style-name="Table2.A1" office:value-type="string">
                  <text:p text:style-name="P9"/>
                </table:table-cell>
                <table:table-cell table:style-name="Table2.A1" office:value-type="string">
                  <text:p text:style-name="Table_20_Contents">C.<text:bookmark text:name="tdOptionDt_C_203"/></text:p>
                  <table:table table:name="Table5" table:style-name="Table5">
                    <table:table-column table:style-name="Table5.A"/>
                    <table:table-row>
                      <table:table-cell table:style-name="Table5.A1" office:value-type="string">
                        <text:p text:style-name="Table_20_Contents">62.5</text:p>
                      </table:table-cell>
                    </table:table-row>
                  </table:table>
                  <text:p text:style-name="Table_20_Contents"/>
                </table:table-cell>
                <table:table-cell table:style-name="Table2.A1" office:value-type="string">
                  <text:p text:style-name="P9"><text:bookmark text:name="tdOptionNo_D_203"/></text:p>
                </table:table-cell>
              </table:table-row>
              <table:table-row>
                <table:table-cell table:style-name="Table2.A1" office:value-type="string">
                  <text:p text:style-name="P9"/>
                </table:table-cell>
                <table:table-cell table:style-name="Table2.A1" office:value-type="string">
                  <text:p text:style-name="Table_20_Contents">D.<text:bookmark text:name="tdOptionDt_D_203"/></text:p>
                  <table:table table:name="Table6" table:style-name="Table6">
                    <table:table-column table:style-name="Table6.A"/>
                    <table:table-row>
                      <table:table-cell table:style-name="Table6.A1" office:value-type="string">
                        <text:p text:style-name="Table_20_Contents">Cannot be determined</text:p>
                      </table:table-cell>
                    </table:table-row>
                  </table:table>
                  <text:p text:style-name="Table_20_Contents"/>
                </table:table-cell>
                <table:table-cell table:style-name="Table2.A1" office:value-type="string">
                  <text:p text:style-name="P9"><text:bookmark text:name="tdOptionNo_E_203"/></text:p>
                </table:table-cell>
              </table:table-row>
              <table:table-row>
                <table:table-cell table:style-name="Table2.A1" office:value-type="string">
                  <text:p text:style-name="P9"/>
                </table:table-cell>
                <table:table-cell table:style-name="Table2.A1" office:value-type="string">
                  <text:p text:style-name="Table_20_Contents">E.<text:bookmark text:name="tdOptionDt_E_203"/></text:p>
                  <table:table table:name="Table7" table:style-name="Table7">
                    <table:table-column table:style-name="Table7.A"/>
                    <table:table-row>
                      <table:table-cell table:style-name="Table7.A1" office:value-type="string">
                        <text:p text:style-name="Table_20_Contents">None of these</text:p>
                      </table:table-cell>
                    </table:table-row>
                  </table:table>
                  <text:p text:style-name="Table_20_Contents"/>
                </table:table-cell>
                <table:table-cell table:style-name="Table2.A1" office:value-type="string">
                  <text:p text:style-name="P9"/>
                </table:table-cell>
              </table:table-row>
            </table:table>
            <text:p text:style-name="Table_20_Contents"/>
          </table:table-cell>
        </table:table-row>
        <table:table-row>
          <table:table-cell office:value-type="string">
            <text:p text:style-name="P9"/>
          </table:table-cell>
        </table:table-row>
      </table:table>
      <text:p text:style-name="Standard"/>
      <text:p text:style-name="P4">7.Data sufficiency</text:p>
      <text:p text:style-name="P4"/>
      <table:table table:name="Table8" table:style-name="Table8">
        <table:table-column table:style-name="Table8.A"/>
        <table:table-column table:style-name="Table8.B"/>
        <table:table-row>
          <table:table-cell table:number-rows-spanned="2" office:value-type="string">
            <text:p text:style-name="P10"/>
          </table:table-cell>
          <table:table-cell office:value-type="string">
            <table:table table:name="Table9" table:style-name="Table9">
              <table:table-column table:style-name="Table9.A"/>
              <table:table-column table:style-name="Table9.B"/>
              <table:table-row>
                <table:table-cell table:style-name="Table9.A1" table:number-columns-spanned="2" office:value-type="string">
                  <text:p text:style-name="P64">Three friends, P, Q and R started a partnership business investing money in the ratio of 5 : 4 : 2 respectively for a period of 3 years. What is the amount received by P as his share profit? </text:p>
                </table:table-cell>
                <table:covered-table-cell/>
              </table:table-row>
              <table:table-row>
                <table:table-cell office:value-type="string">
                  <text:p text:style-name="P12">I. </text:p>
                </table:table-cell>
                <table:table-cell office:value-type="string">
                  <text:p text:style-name="P13">Total amount invested in the business in Rs. 22,000. </text:p>
                </table:table-cell>
              </table:table-row>
              <table:table-row>
                <table:table-cell office:value-type="string">
                  <text:p text:style-name="P12">II. </text:p>
                </table:table-cell>
                <table:table-cell office:value-type="string">
                  <text:p text:style-name="P13">Profit earned at the end of 3 years is <draw:frame draw:style-name="fr1" draw:name="Image1" text:anchor-type="as-char" svg:width="0.265cm" svg:height="0.741cm" draw:z-index="0"><draw:image xlink:href="Pictures/100000000000000A0000001C02F944929ACC4F5F.png" xlink:type="simple" xlink:show="embed" xlink:actuate="onLoad" loext:mime-type="image/png"/></draw:frame><text:s/>of the total investment. </text:p>
                </table:table-cell>
              </table:table-row>
              <table:table-row>
                <table:table-cell office:value-type="string">
                  <text:p text:style-name="P12"> III. </text:p>
                </table:table-cell>
                <table:table-cell office:value-type="string">
                  <text:p text:style-name="P10">The average amount of profit earned per year is Rs. 2750. <text:bookmark text:name="tblOption_380"/></text:p>
                  <table:table table:name="Table10" table:style-name="Table10">
                    <table:table-column table:style-name="Table10.A"/>
                    <table:table-column table:style-name="Table10.B"/>
                    <table:table-column table:style-name="Table10.C"/>
                    <table:table-row>
                      <table:table-cell table:style-name="Table10.A1" office:value-type="string">
                        <text:p text:style-name="P9"><text:bookmark text:name="tdOptionNo_A_380"/></text:p>
                      </table:table-cell>
                      <table:table-cell table:style-name="Table10.A1" office:value-type="string">
                        <text:p text:style-name="Table_20_Contents">A.<text:bookmark text:name="tdOptionDt_A_380"/></text:p>
                        <table:table table:name="Table11" table:style-name="Table11">
                          <table:table-column table:style-name="Table11.A"/>
                          <table:table-row>
                            <table:table-cell table:style-name="Table11.A1" office:value-type="string">
                              <text:p text:style-name="Table_20_Contents">I or II or III</text:p>
                            </table:table-cell>
                          </table:table-row>
                        </table:table>
                        <text:p text:style-name="Table_20_Contents"/>
                      </table:table-cell>
                      <table:table-cell table:style-name="Table10.A1" office:value-type="string">
                        <text:p text:style-name="P9"><text:bookmark text:name="tdOptionNo_B_380"/></text:p>
                      </table:table-cell>
                    </table:table-row>
                    <table:table-row>
                      <table:table-cell table:style-name="Table10.A1" office:value-type="string">
                        <text:p text:style-name="P9"/>
                      </table:table-cell>
                      <table:table-cell table:style-name="Table10.A1" office:value-type="string">
                        <text:p text:style-name="Table_20_Contents">B.<text:bookmark text:name="tdOptionDt_B_380"/></text:p>
                        <table:table table:name="Table12" table:style-name="Table12">
                          <table:table-column table:style-name="Table12.A"/>
                          <table:table-row>
                            <table:table-cell table:style-name="Table12.A1" office:value-type="string">
                              <text:p text:style-name="Table_20_Contents">Either III only, or I and II together</text:p>
                            </table:table-cell>
                          </table:table-row>
                        </table:table>
                        <text:p text:style-name="Table_20_Contents"/>
                      </table:table-cell>
                      <table:table-cell table:style-name="Table10.A1" office:value-type="string">
                        <text:p text:style-name="P9"><text:bookmark text:name="tdOptionNo_C_380"/></text:p>
                      </table:table-cell>
                    </table:table-row>
                    <table:table-row>
                      <table:table-cell table:style-name="Table10.A1" office:value-type="string">
                        <text:p text:style-name="P9"/>
                      </table:table-cell>
                      <table:table-cell table:style-name="Table10.A1" office:value-type="string">
                        <text:p text:style-name="Table_20_Contents">C.<text:bookmark text:name="tdOptionDt_C_380"/></text:p>
                        <table:table table:name="Table13" table:style-name="Table13">
                          <table:table-column table:style-name="Table13.A"/>
                          <table:table-row>
                            <table:table-cell table:style-name="Table13.A1" office:value-type="string">
                              <text:p text:style-name="Table_20_Contents">Any two of the three</text:p>
                            </table:table-cell>
                          </table:table-row>
                        </table:table>
                        <text:p text:style-name="Table_20_Contents"/>
                      </table:table-cell>
                      <table:table-cell table:style-name="Table10.A1" office:value-type="string">
                        <text:p text:style-name="P9"><text:bookmark text:name="tdOptionNo_D_380"/></text:p>
                      </table:table-cell>
                    </table:table-row>
                    <table:table-row>
                      <table:table-cell table:style-name="Table10.A1" office:value-type="string">
                        <text:p text:style-name="P9"/>
                      </table:table-cell>
                      <table:table-cell table:style-name="Table10.A1" office:value-type="string">
                        <text:p text:style-name="Table_20_Contents">D.<text:bookmark text:name="tdOptionDt_D_380"/></text:p>
                        <table:table table:name="Table14" table:style-name="Table14">
                          <table:table-column table:style-name="Table14.A"/>
                          <table:table-row>
                            <table:table-cell table:style-name="Table14.A1" office:value-type="string">
                              <text:p text:style-name="Table_20_Contents">All I, II and III are required.</text:p>
                            </table:table-cell>
                          </table:table-row>
                        </table:table>
                        <text:p text:style-name="Table_20_Contents"/>
                      </table:table-cell>
                      <table:table-cell table:style-name="Table10.A1" office:value-type="string">
                        <text:p text:style-name="P9"><text:bookmark text:name="tdOptionNo_E_380"/></text:p>
                      </table:table-cell>
                    </table:table-row>
                    <table:table-row>
                      <table:table-cell table:style-name="Table10.A1" office:value-type="string">
                        <text:p text:style-name="P9"/>
                      </table:table-cell>
                      <table:table-cell table:style-name="Table10.A1" office:value-type="string">
                        <text:p text:style-name="Table_20_Contents">E.<text:bookmark text:name="tdOptionDt_E_380"/></text:p>
                        <table:table table:name="Table15" table:style-name="Table15">
                          <table:table-column table:style-name="Table15.A"/>
                          <table:table-row>
                            <table:table-cell table:style-name="Table15.A1" office:value-type="string">
                              <text:p text:style-name="Table_20_Contents">None of these</text:p>
                            </table:table-cell>
                          </table:table-row>
                        </table:table>
                        <text:p text:style-name="Table_20_Contents"/>
                      </table:table-cell>
                      <table:table-cell table:style-name="Table10.A1" office:value-type="string">
                        <text:p text:style-name="P9"/>
                      </table:table-cell>
                    </table:table-row>
                  </table:table>
                  <text:p text:style-name="Table_20_Contents"/>
                </table:table-cell>
              </table:table-row>
            </table:table>
          </table:table-cell>
        </table:table-row>
        <table:table-row>
          <table:covered-table-cell/>
          <table:table-cell office:value-type="string">
            <text:p text:style-name="P9"/>
          </table:table-cell>
        </table:table-row>
      </table:table>
      <text:p text:style-name="P1"/>
      <text:p text:style-name="P1"/>
      <text:p text:style-name="P1"/>
      <text:p text:style-name="P1"><text:soft-page-break/></text:p>
      <text:p text:style-name="P1"/>
      <text:p text:style-name="P1"/>
      <table:table table:name="Table22" table:style-name="Table22">
        <table:table-column table:style-name="Table22.A"/>
        <table:table-row>
          <table:table-cell office:value-type="string">
            <text:p text:style-name="P11"><text:span text:style-name="T2">8.i</text:span>f one-third of one-fourth of a number is 15, then three-tenth of that number is:<text:bookmark text:name="tblOption_251"/></text:p>
            <table:table table:name="Table23" table:style-name="Table23">
              <table:table-column table:style-name="Table23.A"/>
              <table:table-column table:style-name="Table23.B"/>
              <table:table-column table:style-name="Table23.C"/>
              <table:table-row>
                <table:table-cell table:style-name="Table23.A1" office:value-type="string">
                  <text:p text:style-name="P9"><text:bookmark text:name="tdOptionNo_A_251"/></text:p>
                </table:table-cell>
                <table:table-cell table:style-name="Table23.A1" office:value-type="string">
                  <text:p text:style-name="Table_20_Contents">A.<text:bookmark text:name="tdOptionDt_A_251"/></text:p>
                  <table:table table:name="Table24" table:style-name="Table24">
                    <table:table-column table:style-name="Table24.A"/>
                    <table:table-row>
                      <table:table-cell table:style-name="Table24.A1" office:value-type="string">
                        <text:p text:style-name="Table_20_Contents">35</text:p>
                      </table:table-cell>
                    </table:table-row>
                  </table:table>
                  <text:p text:style-name="Table_20_Contents"/>
                </table:table-cell>
                <table:table-cell table:style-name="Table23.A1" office:value-type="string">
                  <text:p text:style-name="P9"><text:bookmark text:name="tdOptionNo_B_251"/></text:p>
                </table:table-cell>
              </table:table-row>
              <table:table-row>
                <table:table-cell table:style-name="Table23.A1" office:value-type="string">
                  <text:p text:style-name="P9"/>
                </table:table-cell>
                <table:table-cell table:style-name="Table23.A1" office:value-type="string">
                  <text:p text:style-name="Table_20_Contents">B.<text:bookmark text:name="tdOptionDt_B_251"/></text:p>
                  <table:table table:name="Table25" table:style-name="Table25">
                    <table:table-column table:style-name="Table25.A"/>
                    <table:table-row>
                      <table:table-cell table:style-name="Table25.A1" office:value-type="string">
                        <text:p text:style-name="Table_20_Contents">36</text:p>
                      </table:table-cell>
                    </table:table-row>
                  </table:table>
                  <text:p text:style-name="Table_20_Contents"/>
                </table:table-cell>
                <table:table-cell table:style-name="Table23.A1" office:value-type="string">
                  <text:p text:style-name="P9"><text:bookmark text:name="tdOptionNo_C_251"/></text:p>
                </table:table-cell>
              </table:table-row>
              <table:table-row>
                <table:table-cell table:style-name="Table23.A1" office:value-type="string">
                  <text:p text:style-name="P9"/>
                </table:table-cell>
                <table:table-cell table:style-name="Table23.A1" office:value-type="string">
                  <text:p text:style-name="Table_20_Contents">C.<text:bookmark text:name="tdOptionDt_C_251"/></text:p>
                  <table:table table:name="Table26" table:style-name="Table26">
                    <table:table-column table:style-name="Table26.A"/>
                    <table:table-row>
                      <table:table-cell table:style-name="Table26.A1" office:value-type="string">
                        <text:p text:style-name="Table_20_Contents">45</text:p>
                      </table:table-cell>
                    </table:table-row>
                  </table:table>
                  <text:p text:style-name="Table_20_Contents"/>
                </table:table-cell>
                <table:table-cell table:style-name="Table23.A1" office:value-type="string">
                  <text:p text:style-name="P9"><text:bookmark text:name="tdOptionNo_D_251"/></text:p>
                </table:table-cell>
              </table:table-row>
              <table:table-row>
                <table:table-cell table:style-name="Table23.A1" office:value-type="string">
                  <text:p text:style-name="P9"/>
                </table:table-cell>
                <table:table-cell table:style-name="Table23.A1" office:value-type="string">
                  <text:p text:style-name="Table_20_Contents">D.<text:bookmark text:name="tdOptionDt_D_251"/></text:p>
                  <table:table table:name="Table27" table:style-name="Table27">
                    <table:table-column table:style-name="Table27.A"/>
                    <table:table-row>
                      <table:table-cell table:style-name="Table27.A1" office:value-type="string">
                        <text:p text:style-name="Table_20_Contents">54</text:p>
                      </table:table-cell>
                    </table:table-row>
                  </table:table>
                  <text:p text:style-name="Table_20_Contents"/>
                </table:table-cell>
                <table:table-cell table:style-name="Table23.A1" office:value-type="string">
                  <text:p text:style-name="P9"/>
                </table:table-cell>
              </table:table-row>
            </table:table>
            <text:p text:style-name="Table_20_Contents"/>
          </table:table-cell>
        </table:table-row>
        <table:table-row>
          <table:table-cell office:value-type="string">
            <text:p text:style-name="P9"/>
          </table:table-cell>
        </table:table-row>
      </table:table>
      <text:p text:style-name="P1"/>
      <text:p text:style-name="P6"/>
      <text:p text:style-name="P7"><text:span text:style-name="T4">9</text:span><text:span text:style-name="T3">: A man can do a piece o work in 5 days, but with the help of his son, he can do it in 3 days. In what </text:span><text:a xlink:type="simple" xlink:href="https://www.toppr.com/guides/english/prepositions/prepositions-of-time/" text:style-name="Internet_20_link" text:visited-style-name="Visited_20_Internet_20_Link"><text:span text:style-name="T3">time</text:span></text:a><text:span text:style-name="T3"> can the son do it alone?         [SSC 2004]</text:span></text:p>
      <text:p text:style-name="Text_20_body">A) 6(1/2) days                 B) 7 days         C) 7(1/2) days           D) 8 days</text:p>
      <text:p text:style-name="P1"/>
      <text:p text:style-name="P1"/>
      <text:p text:style-name="P7"><text:span text:style-name="T4">10</text:span><text:span text:style-name="T3">: A an finish a work in 18 days and B can do the same work in half the time taken by A. Then, </text:span><text:a xlink:type="simple" xlink:href="https://www.toppr.com/guides/quantitative-aptitude/work-and-time/work-from-days/" text:style-name="Internet_20_link" text:visited-style-name="Visited_20_Internet_20_Link"><text:span text:style-name="T3">working</text:span></text:a><text:span text:style-name="T3"> together, what part of the same work they can finish in a day?     [SSC 2003]</text:span></text:p>
      <text:p text:style-name="Text_20_body">A) 1/6      B) 1/9     C) 2/5        D) 2/7</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5"><text:soft-page-break/>11.<text:span text:style-name="T2">RQP, ONM, _, IHG, FED, find the missing letters.</text:span></text:p>
      <text:list xml:id="list2567905783" text:style-name="L1">
        <text:list-item>
          <text:p text:style-name="P44">CDE </text:p>
        </text:list-item>
        <text:list-item>
          <text:p text:style-name="P44">LKI </text:p>
        </text:list-item>
        <text:list-item>
          <text:p text:style-name="P44">LKJ </text:p>
        </text:list-item>
        <text:list-item>
          <text:p text:style-name="P21">BAC </text:p>
        </text:list-item>
      </text:list>
      <text:h text:style-name="P14" text:outline-level="2"><text:span text:style-name="T5">12</text:span>) Cause and Effect</text:h>
      <text:p text:style-name="Text_20_body">1) I. All the colleges in the city had to keep closed for three days a week.</text:p>
      <text:p text:style-name="Text_20_body">II. Many students have left the local colleges.</text:p>
      <text:list xml:id="list1646619555" text:style-name="L2">
        <text:list-item>
          <text:p text:style-name="P45">Statement II is the cause and statement I is its effect </text:p>
        </text:list-item>
        <text:list-item>
          <text:p text:style-name="P45">Statement I is the cause and statement II is its effect </text:p>
        </text:list-item>
        <text:list-item>
          <text:p text:style-name="P45">Both the statements are effects of independent causes </text:p>
        </text:list-item>
        <text:list-item>
          <text:p text:style-name="P45">Both the statements are independent causes </text:p>
        </text:list-item>
        <text:list-item>
          <text:p text:style-name="P22">Both the statements are effects of some common cause </text:p>
        </text:list-item>
      </text:list>
      <text:p text:style-name="P2"/>
      <text:h text:style-name="P15" text:outline-level="2"><text:span text:style-name="T5">13</text:span>) Blood Relations</text:h>
      <text:p text:style-name="Text_20_body">1) Pointing to a photograph, a man said, "I have no brother, and that man's father is my father's son." Whose photograph was it?</text:p>
      <text:list xml:id="list4036333726" text:style-name="L3">
        <text:list-item>
          <text:p text:style-name="P46">His son </text:p>
        </text:list-item>
        <text:list-item>
          <text:p text:style-name="P46">His own </text:p>
        </text:list-item>
        <text:list-item>
          <text:p text:style-name="P46">His father </text:p>
        </text:list-item>
        <text:list-item>
          <text:p text:style-name="P23">His nephew </text:p>
        </text:list-item>
      </text:list>
      <text:p text:style-name="P1"/>
      <text:h text:style-name="P15" text:outline-level="2"><text:span text:style-name="T5">14</text:span>) Logical Sequence of Words</text:h>
      <text:p text:style-name="Text_20_body">1) Arrange the following words in a meaningful sequence.</text:p>
      <text:p text:style-name="Text_20_body">1. Infection</text:p>
      <text:p text:style-name="Text_20_body">2. Consultation</text:p>
      <text:p text:style-name="Text_20_body">3. Doctor</text:p>
      <text:p text:style-name="Text_20_body">4. Treatment</text:p>
      <text:p text:style-name="Text_20_body">5. Recovery</text:p>
      <text:list xml:id="list378509898" text:style-name="L4">
        <text:list-item>
          <text:p text:style-name="P47">1, 3, 4, 5, 2 </text:p>
        </text:list-item>
        <text:list-item>
          <text:p text:style-name="P47">1, 3, 2, 4, 5 </text:p>
        </text:list-item>
        <text:list-item>
          <text:p text:style-name="P47">1, 2, 3, 4, 5 </text:p>
        </text:list-item>
        <text:list-item>
          <text:p text:style-name="P24">2, 3, 5, 1, 4 </text:p>
        </text:list-item>
      </text:list>
      <text:h text:style-name="P15" text:outline-level="2"><text:soft-page-break/><text:span text:style-name="T5">15</text:span>) Direction Sense Test</text:h>
      <text:p text:style-name="Text_20_body">1) Peter is in the East of Tom and Tom is in the North of John. Mike is in the South of John then in which direction of Peter is Mike?</text:p>
      <text:list xml:id="list2740679701" text:style-name="L5">
        <text:list-item>
          <text:p text:style-name="P48">South-East </text:p>
        </text:list-item>
        <text:list-item>
          <text:p text:style-name="P48">South-West </text:p>
        </text:list-item>
        <text:list-item>
          <text:p text:style-name="P48">South </text:p>
        </text:list-item>
        <text:list-item>
          <text:p text:style-name="P25">North-East </text:p>
        </text:list-item>
      </text:list>
      <text:p text:style-name="P1"/>
      <text:h text:style-name="P15" text:outline-level="2"><text:bookmark text:name="logical-problems-1"/>16) Logical Problems</text:h>
      <text:p text:style-name="Text_20_body">1) <text:line-break/>I. Pooja is older than Mukesh.<text:line-break/>II. Suresh is older than Pooja.<text:line-break/>III. Mukesh is older than Suresh. </text:p>
      <text:p text:style-name="Text_20_body">If the first two statements are true, the third statement is </text:p>
      <text:list xml:id="list3768975288" text:style-name="L6">
        <text:list-item>
          <text:p text:style-name="P49">False </text:p>
        </text:list-item>
        <text:list-item>
          <text:p text:style-name="P49">True </text:p>
        </text:list-item>
        <text:list-item>
          <text:p text:style-name="P26">Uncertain </text:p>
        </text:list-item>
      </text:list>
      <text:p text:style-name="P1"/>
      <text:h text:style-name="P15" text:outline-level="2"><text:bookmark text:name="course-of-action-1"/>17) Course of Action</text:h>
      <text:p text:style-name="Text_20_body">1) Statement: A severe drought is reported in many states of the country. <text:line-break/>Courses of action; </text:p>
      <text:p text:style-name="Text_20_body">I. The government should immediately provide financial assistance to the people of the affected states. <text:line-break/>II. The government should immediately send food, water, and fodder to the affected states to save people and livestock.</text:p>
      <text:list xml:id="list3482297879" text:style-name="L7">
        <text:list-item>
          <text:p text:style-name="P50">Only I follows </text:p>
        </text:list-item>
        <text:list-item>
          <text:p text:style-name="P50">Only II follows </text:p>
        </text:list-item>
        <text:list-item>
          <text:p text:style-name="P50">Either I or II follows </text:p>
        </text:list-item>
        <text:list-item>
          <text:p text:style-name="P50">Neither I nor II follows </text:p>
        </text:list-item>
        <text:list-item>
          <text:p text:style-name="P27">Both I and II follow </text:p>
        </text:list-item>
      </text:list>
      <text:p text:style-name="P1"/>
      <text:p text:style-name="P1"/>
      <text:h text:style-name="P15" text:outline-level="2"><text:bookmark text:name="syllogism-1"/>1<text:span text:style-name="T5">8</text:span>) Syllogism</text:h>
      <text:p text:style-name="Text_20_body">1) Statements:</text:p>
      <text:p text:style-name="Text_20_body">I) All heroes are villains.<text:line-break/>II) All villains are zeros. <text:line-break/>III) Some heroes are jokers.</text:p>
      <text:p text:style-name="Text_20_body"><text:soft-page-break/>Conclusion:</text:p>
      <text:p text:style-name="Text_20_body">i) Some Jokers are heroes<text:line-break/>ii) Some villains are jokers<text:line-break/>iii) Some zeros are villains</text:p>
      <text:list xml:id="list1837549292" text:style-name="L8">
        <text:list-item>
          <text:p text:style-name="P51">Only I, II follow </text:p>
        </text:list-item>
        <text:list-item>
          <text:p text:style-name="P51">All I, II, III follows </text:p>
        </text:list-item>
        <text:list-item>
          <text:p text:style-name="P51">Only I, III follow </text:p>
        </text:list-item>
        <text:list-item>
          <text:p text:style-name="P51">Only I, II follow </text:p>
        </text:list-item>
        <text:list-item>
          <text:p text:style-name="P28">None of these </text:p>
        </text:list-item>
      </text:list>
      <text:p text:style-name="P1"/>
      <text:p text:style-name="P1"/>
      <text:p text:style-name="P8">1<text:span text:style-name="T5">9</text:span>) Ramesh is driving towards the North. After travelling 2 km, he turns to his right and covers 5 km. Then he turns to his left and covers 2 km. Finally, he turns to his left and covers 5 km. How far is he from the starting point and in which direction he is driving? </text:p>
      <text:list xml:id="list1726668372" text:style-name="L9">
        <text:list-item>
          <text:p text:style-name="P52">2 km West </text:p>
        </text:list-item>
        <text:list-item>
          <text:p text:style-name="P52">2 Km East </text:p>
        </text:list-item>
        <text:list-item>
          <text:p text:style-name="P52">4 km West </text:p>
        </text:list-item>
        <text:list-item>
          <text:p text:style-name="P29">4 km North </text:p>
        </text:list-item>
      </text:list>
      <text:p text:style-name="P1"/>
      <text:p text:style-name="P1"/>
      <text:p text:style-name="P8"><text:span text:style-name="T5">20</text:span>) Suresh walks 18 km from his house to the North. Then he turns towards the East and covers 12 km. He then turns towards the South and covers 6 km. Finally, he turns towards the West and covers 12 km. In which direction is he from his house? </text:p>
      <text:list xml:id="list2007127162" text:style-name="L10">
        <text:list-item>
          <text:p text:style-name="P53">South </text:p>
        </text:list-item>
        <text:list-item>
          <text:p text:style-name="P53">North </text:p>
        </text:list-item>
        <text:list-item>
          <text:p text:style-name="P53">East </text:p>
        </text:list-item>
        <text:list-item>
          <text:p text:style-name="P30">West </text:p>
        </text:list-item>
      </text:list>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7"><text:soft-page-break/><text:span text:style-name="T5">2</text:span>1) A mother who always (1) connives on the (2) mistakes of her kids (3) is their worst enemy. (4) No Error (5).</text:p>
      <text:list xml:id="list3816874238" text:style-name="L11">
        <text:list-item>
          <text:p text:style-name="P54">1 </text:p>
        </text:list-item>
        <text:list-item>
          <text:p text:style-name="P54">2 </text:p>
        </text:list-item>
        <text:list-item>
          <text:p text:style-name="P54">3 </text:p>
        </text:list-item>
        <text:list-item>
          <text:p text:style-name="P54">4 </text:p>
        </text:list-item>
        <text:list-item>
          <text:p text:style-name="P31">5 </text:p>
        </text:list-item>
      </text:list>
      <text:p text:style-name="P7"/>
      <text:p text:style-name="P7"/>
      <text:p text:style-name="P7"/>
      <text:p text:style-name="P7">2<text:span text:style-name="T5">2</text:span>) A team of doctors has been (1) trying to develop (2) a vaccine (3) for last five years. (4) No errors (5)</text:p>
      <text:list xml:id="list3752926514" text:style-name="L12">
        <text:list-item>
          <text:p text:style-name="P55">1 </text:p>
        </text:list-item>
        <text:list-item>
          <text:p text:style-name="P55">2 </text:p>
        </text:list-item>
        <text:list-item>
          <text:p text:style-name="P55">3 </text:p>
        </text:list-item>
        <text:list-item>
          <text:p text:style-name="P55">4 </text:p>
        </text:list-item>
        <text:list-item>
          <text:p text:style-name="P32">5 </text:p>
        </text:list-item>
      </text:list>
      <text:p text:style-name="P3"/>
      <text:p text:style-name="P1"/>
      <text:p text:style-name="P1"/>
      <text:p text:style-name="P7"><text:span text:style-name="T5">23</text:span>) The dog freed himself (1) from the leopard's hold (2) and ran on (3) the road (4) No Error (5)</text:p>
      <text:list xml:id="list4165197552" text:style-name="L13">
        <text:list-item>
          <text:p text:style-name="P56">1 </text:p>
        </text:list-item>
        <text:list-item>
          <text:p text:style-name="P56">2 </text:p>
        </text:list-item>
        <text:list-item>
          <text:p text:style-name="P56">3 </text:p>
        </text:list-item>
        <text:list-item>
          <text:p text:style-name="P56">4 </text:p>
        </text:list-item>
        <text:list-item>
          <text:p text:style-name="P33">5 </text:p>
        </text:list-item>
      </text:list>
      <text:p text:style-name="P1"/>
      <text:h text:style-name="P15" text:outline-level="2"><text:span text:style-name="T6">24</text:span>) Ordering of Words</text:h>
      <text:p text:style-name="Text_20_body">1) A month after colleges opened......</text:p>
      <text:p text:style-name="Text_20_body">A. 35% seats reserved under OBC<text:line-break/>B. in private colleges<text:line-break/>C. for the next academic year<text:line-break/>D. remain vacant</text:p>
      <text:list xml:id="list3649990378" text:style-name="L14">
        <text:list-item>
          <text:p text:style-name="P57">CBDA </text:p>
        </text:list-item>
        <text:list-item>
          <text:p text:style-name="P57">CADB </text:p>
        </text:list-item>
        <text:list-item>
          <text:p text:style-name="P57">ADBC </text:p>
        </text:list-item>
        <text:list-item>
          <text:p text:style-name="P34">BADC </text:p>
        </text:list-item>
      </text:list>
      <text:p text:style-name="P1"/>
      <text:p text:style-name="P1"/>
      <text:p text:style-name="P1"/>
      <text:h text:style-name="P15" text:outline-level="2"><text:soft-page-break/><text:span text:style-name="T6">25</text:span>) Sentence Correction</text:h>
      <text:p text:style-name="Text_20_body">1) He was very tired as <text:span text:style-name="T1">he is working</text:span> since 6 O' clock in the morning. </text:p>
      <text:list xml:id="list117464639" text:style-name="L15">
        <text:list-item>
          <text:p text:style-name="P58">he was working </text:p>
        </text:list-item>
        <text:list-item>
          <text:p text:style-name="P58">he had been working </text:p>
        </text:list-item>
        <text:list-item>
          <text:p text:style-name="P58">he has been working </text:p>
        </text:list-item>
        <text:list-item>
          <text:p text:style-name="P35">he will be working </text:p>
        </text:list-item>
      </text:list>
      <text:p text:style-name="P1"/>
      <text:p text:style-name="P1"/>
      <text:h text:style-name="P15" text:outline-level="2"><text:span text:style-name="T6">26</text:span>) Ordering of Sentences</text:h>
      <text:p text:style-name="Text_20_body">1) <text:line-break/>Rishikesh is a beautiful hill station located beside the Himalayas</text:p>
      <text:p text:style-name="Text_20_body">P: There are many ancient temples<text:line-break/>Q: in the North of India<text:line-break/>R: along the banks of the sacred river the Ganges<text:line-break/>S: that flows through the city. </text:p>
      <text:p text:style-name="Text_20_body">Furthermore, the city is also known for many famous yoga ashrams. </text:p>
      <text:list xml:id="list2332852175" text:style-name="L16">
        <text:list-item>
          <text:p text:style-name="P59">SRPQ </text:p>
        </text:list-item>
        <text:list-item>
          <text:p text:style-name="P59">QPRS </text:p>
        </text:list-item>
        <text:list-item>
          <text:p text:style-name="P59">PQSR </text:p>
        </text:list-item>
        <text:list-item>
          <text:p text:style-name="P36">RSPQ </text:p>
        </text:list-item>
      </text:list>
      <text:p text:style-name="P1"/>
      <text:p text:style-name="P1"/>
      <text:h text:style-name="P15" text:outline-level="2">Comprehension</text:h>
      <text:p text:style-name="Text_20_body">Harry who is a professional had a fearful dream. He found himself in a land where he saw some slug-like animals with tentacles living on human bodies. The people tolerated these creatures because after many years they would grow into bulls which then be used for transportation. Harry noticed that he himself was covered with these creatures and he woke up screaming. </text:p>
      <text:p text:style-name="Text_20_body"><text:span text:style-name="Strong_20_Emphasis"><text:span text:style-name="T6">27</text:span></text:span><text:span text:style-name="Strong_20_Emphasis">: In the dream, Harry found the creatures</text:span></text:p>
      <text:list xml:id="list2640359188" text:style-name="L17">
        <text:list-item>
          <text:p text:style-name="P60">in his office </text:p>
        </text:list-item>
        <text:list-item>
          <text:p text:style-name="P60">in a different land </text:p>
        </text:list-item>
        <text:list-item>
          <text:p text:style-name="P60">in his kitchen </text:p>
        </text:list-item>
        <text:list-item>
          <text:p text:style-name="P37">in a different planet </text:p>
        </text:list-item>
      </text:list>
      <text:section text:style-name="Sect1" text:name="workspace16">
        <text:p text:style-name="Text_20_body"/>
      </text:section>
      <text:p text:style-name="Text_20_body"><text:span text:style-name="Strong_20_Emphasis"><text:span text:style-name="T6">28</text:span></text:span><text:span text:style-name="Strong_20_Emphasis">: what did the creatures look like? </text:span></text:p>
      <text:list xml:id="list2896202778" text:style-name="L18">
        <text:list-item>
          <text:p text:style-name="P61">slug-like animals with horns </text:p>
        </text:list-item>
        <text:list-item>
          <text:p text:style-name="P61">insects with wings </text:p>
        </text:list-item>
        <text:list-item>
          <text:p text:style-name="P61">insects with tentacles </text:p>
        </text:list-item>
        <text:list-item>
          <text:p text:style-name="P38">slug-like animals with tentacles </text:p>
        </text:list-item>
      </text:list>
      <text:section text:style-name="Sect1" text:name="workspace17">
        <text:p text:style-name="Text_20_body"><text:soft-page-break/></text:p>
      </text:section>
      <text:p text:style-name="Text_20_body"><text:span text:style-name="Strong_20_Emphasis"><text:span text:style-name="T6">29</text:span></text:span><text:span text:style-name="Strong_20_Emphasis">: Harry's dream was fearful because</text:span></text:p>
      <text:list xml:id="list1761354056" text:style-name="L19">
        <text:list-item>
          <text:p text:style-name="P62">It brought him face to face with elephants </text:p>
        </text:list-item>
        <text:list-item>
          <text:p text:style-name="P62">He found himself on a land full of snakes </text:p>
        </text:list-item>
        <text:list-item>
          <text:p text:style-name="P62">He forgets the way home </text:p>
        </text:list-item>
        <text:list-item>
          <text:p text:style-name="P39">He saw creatures feeding on human bodies </text:p>
        </text:list-item>
      </text:list>
      <text:section text:style-name="Sect1" text:name="workspace18">
        <text:p text:style-name="Text_20_body"/>
      </text:section>
      <text:p text:style-name="Text_20_body"><text:span text:style-name="Strong_20_Emphasis"><text:span text:style-name="T6">30</text:span></text:span><text:span text:style-name="Strong_20_Emphasis">: The creatures will grow into bulls which then will be used for </text:span></text:p>
      <text:list xml:id="list511918392" text:style-name="L20">
        <text:list-item>
          <text:p text:style-name="P63">digging </text:p>
        </text:list-item>
        <text:list-item>
          <text:p text:style-name="P63">hunting </text:p>
        </text:list-item>
        <text:list-item>
          <text:p text:style-name="P63">transportation </text:p>
        </text:list-item>
        <text:list-item>
          <text:p text:style-name="P40">flying </text:p>
        </text:list-item>
      </text:list>
      <text:p text:style-name="P7"><text:span text:style-name="T7"/></text:p>
      <text:p text:style-name="P17"/>
      <text:p text:style-name="P17"/>
      <text:p text:style-name="P20">Coding</text:p>
      <text:p text:style-name="P18"/>
      <text:p text:style-name="P42"><text:span text:style-name="T7">The problem is to count all the possible paths from top left to bottom right of a </text:span><text:span text:style-name="Strong_20_Emphasis"><text:span text:style-name="T7">MxN</text:span></text:span><text:span text:style-name="T7"> matrix with the constraints that from each cell you can either move to </text:span><text:span text:style-name="Strong_20_Emphasis"><text:span text:style-name="T7">right</text:span></text:span><text:span text:style-name="T7"> or </text:span><text:span text:style-name="Strong_20_Emphasis"><text:span text:style-name="T7">down</text:span></text:span><text:span text:style-name="T7">.</text:span></text:p>
      <text:p text:style-name="P43"><text:span text:style-name="Strong_20_Emphasis"><text:span text:style-name="T7">Input:</text:span></text:span><text:span text:style-name="T7"><text:line-break/>The first line of input contains an integer </text:span><text:span text:style-name="Strong_20_Emphasis"><text:span text:style-name="T7">T,</text:span></text:span><text:span text:style-name="T7"> denoting the number of test cases. The first line of each test case is </text:span><text:span text:style-name="Strong_20_Emphasis"><text:span text:style-name="T7">M</text:span></text:span><text:span text:style-name="T7"> and </text:span><text:span text:style-name="Strong_20_Emphasis"><text:span text:style-name="T7">N</text:span></text:span><text:span text:style-name="T7">, M is number of rows and N is number of columns.</text:span></text:p>
      <text:p text:style-name="P43"><text:span text:style-name="Strong_20_Emphasis"><text:span text:style-name="T7">Output:</text:span></text:span><text:span text:style-name="T7"><text:line-break/>For each test case, print the number of paths.</text:span></text:p>
      <text:p text:style-name="P43"><text:span text:style-name="Strong_20_Emphasis"><text:span text:style-name="T7">Constraints:</text:span></text:span><text:line-break/><text:span text:style-name="T7">1 ≤ T ≤ 30<text:line-break/>1 ≤ M,N ≤ 10</text:span></text:p>
      <text:p text:style-name="P43"><text:span text:style-name="Strong_20_Emphasis"><text:span text:style-name="T7">Example:</text:span></text:span><text:span text:style-name="T7"><text:line-break/></text:span><text:span text:style-name="Strong_20_Emphasis"><text:span text:style-name="T7">Input</text:span></text:span><text:span text:style-name="T7"><text:line-break/>2<text:line-break/>3 3<text:line-break/>2 8</text:span></text:p>
      <text:p text:style-name="P43"><text:span text:style-name="Strong_20_Emphasis"><text:span text:style-name="T7">Output</text:span></text:span><text:span text:style-name="T7"><text:line-break/>6<text:line-break/>8</text:span></text:p>
      <text:p text:style-name="P43"><text:soft-page-break/><text:span text:style-name="Strong_20_Emphasis"><text:span text:style-name="T7">Explanation:<text:line-break/>Testcase 1:</text:span></text:span><text:span text:style-name="T7"> Let the given input 3*3 matrix is filled as such:<text:line-break/>A B C<text:line-break/>D E F<text:line-break/>G H I</text:span><text:line-break/><text:span text:style-name="T7">The possible paths which exists to reach 'I' from 'A' following above conditions are as follows:<text:line-break/>ABCFI, ABEHI, ADGHI, ADEFI, ADEHI, ABEFI.</text:span></text:p>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8-18T15:18:00.946752944</meta:creation-date>
    <dc:date>2020-08-18T16:04:41.438265045</dc:date>
    <meta:editing-duration>PT12M31S</meta:editing-duration>
    <meta:editing-cycles>3</meta:editing-cycles>
    <meta:generator>LibreOffice/6.0.7.3$Linux_X86_64 LibreOffice_project/00m0$Build-3</meta:generator>
    <meta:document-statistic meta:table-count="21" meta:image-count="1" meta:object-count="0" meta:page-count="10" meta:paragraph-count="211" meta:word-count="1608" meta:character-count="7815" meta:non-whitespace-character-count="6330"/>
  </office:meta>
</office:document-meta>
</file>